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0460"/>
    </style:style>
    <style:style style:name="P2" style:family="paragraph" style:parent-style-name="Text_20_body">
      <style:text-properties officeooo:paragraph-rsid="00039809"/>
    </style:style>
    <style:style style:name="P3" style:family="paragraph" style:parent-style-name="Standard">
      <style:text-properties officeooo:paragraph-rsid="00039809"/>
    </style:style>
    <style:style style:name="T1" style:family="text">
      <style:text-properties officeooo:rsid="00039809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/>
    </style:style>
    <style:style style:name="T4" style:family="text">
      <style:text-properties officeooo:rsid="00050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ИВАН ЮРЬЕВИЧ МОСКВИТИН (около 1600 – после 1647)</text:p>
      <text:p text:style-name="Text_20_body">Точно неизвестно, когда именно Иван Юрьевич Москвитин родился, кем являлась его семья и чем будущий первооткрыватель занимался в юношестве. Историки склоняются к мнению, что Иван появился на свет около 1603 г. в подмосковном селе. Более полная информация о нем впервые раскрывается в источнике, датируемом 1626 г. – в то время Москвитин числился как томский рядовой казак.</text:p>
      <text:p text:style-name="P1">Через десять лет, в 1636 г., под предводительством Дмитрия Епифановича Копылова <text:span text:style-name="T1">(</text:span><text:span text:style-name="T2">русский землепроходец </text:span><text:span text:style-name="T3">XVII века</text:span><text:span text:style-name="T1">)</text:span> отправился на север – в Якутск, <text:span text:style-name="T4">и достиг реки Алдан. Там в 1637 году Москвитин основал Бутальский острожек. </text:span>Первоначальная цель путешествия Ивана Москвитина заключалась в добыче пушнины, но казаки также были нацелены найти так называемое Теплое море – окутанное тайнами и смутными слухами место. Экспедиция, изнурительная и полная опасностей, длилась порядком 3-х лет, прежде чем отряд вышел на побережье Охотского моря. Уже позднее, продвигаясь вглубь, первопроходец также обнаружил окруженный льдами Сахалинский залив. Отряд, проделавший путь по рекам Алдан и Мая к устью реки Улья, вышел на берег Охотского моря, где построил острожек. Отсюда он совершил походы на север до реки Тауй и на юг до реки Уды, дав первые сведения об Удском районе. </text:p>
      <text:p text:style-name="P2">В 1639 г. был начат новый поход – на этот раз казакам поручалось найти месторождения серебра. Совместно с эвенами – северным народом, знавшим здешние края как свои пять пальцев – отряд Москвитина принялся искать реку Чиркола, где, по словам местных жителей, находилась гора, богатая полезными ископаемыми. В последующие годы Москвитин ходил до устья реки Охоты, отбивал нападение эвенов на свой острожек и ходил на юг, где от «гиляков» (нивхов) узнал о могучей реке Момур (Амур) и на двух кочах пытался добраться по Охотскому морю до её устья, но из-за враждебности гиляков решил не рисковать своим малочисленным отрядом и вернулся в острожек. По пути к месту назначения командой были открыты Шантарские острова, однако вскоре планы пришлось изменить: из-за нападения враждебно настроенных племен стало остро не хватать продовольствия, и экспедицию свернули.</text:p>
      <text:p text:style-name="P3">Весной 1641 года отряд Москвитина с мехами и другой добычей вернулся в Якутск. С 1642 года служил в Томске. В 1645 году вместе с Д. Копыловым выехал в Москву, где был щедро награждён. Вернулся в Томск в 1647 году уже в чине казачьего атамана. Позже, в 1681 году на реке Уде было построено зимовье, послужившее основанием Удскому острогу.</text:p>
      <text:p text:style-name="P3"/>
      <text:p text:style-name="P1">Вклад Ивана Москвина в «открытие новых земель» отражен в географических названиях: мыс в бухте Лужина (Тауйская губа Охотского моря), село Москвитино в Амурской облас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9:58:49.050609721</meta:creation-date>
    <dc:date>2024-11-28T11:04:51.643630009</dc:date>
    <meta:editing-duration>PT5M29S</meta:editing-duration>
    <meta:editing-cycles>1</meta:editing-cycles>
    <meta:document-statistic meta:table-count="0" meta:image-count="0" meta:object-count="0" meta:page-count="1" meta:paragraph-count="6" meta:word-count="396" meta:character-count="2644" meta:non-whitespace-character-count="2246"/>
    <meta:generator>LibreOffice/24.8.3.2$Linux_X86_64 LibreOffice_project/e14c9fdd1f585efcbb2c5363087a99d20928d522</meta:generator>
  </office:meta>
</office:document-meta>
</file>